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5201in" table:align="left"/>
    </style:style>
    <style:style style:name="Table1.A" style:family="table-column">
      <style:table-column-properties style:column-width="2.509in"/>
    </style:style>
    <style:style style:name="Table1.B" style:family="table-column">
      <style:table-column-properties style:column-width="2.4986in"/>
    </style:style>
    <style:style style:name="Table1.C" style:family="table-column">
      <style:table-column-properties style:column-width="1.51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417in" table:align="left"/>
    </style:style>
    <style:style style:name="Table2.A" style:family="table-column">
      <style:table-column-properties style:column-width="2.3174in"/>
    </style:style>
    <style:style style:name="Table2.B" style:family="table-column">
      <style:table-column-properties style:column-width="2.3069in"/>
    </style:style>
    <style:style style:name="Table2.C" style:family="table-column">
      <style:table-column-properties style:column-width="1.317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2.1292in"/>
    </style:style>
    <style:style style:name="Table3.B" style:family="table-column">
      <style:table-column-properties style:column-width="2.1188in"/>
    </style:style>
    <style:style style:name="Table3.C" style:family="table-column">
      <style:table-column-properties style:column-width="2.445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loext:contextual-spacing="false" fo:line-height="115%"/>
      <style:text-properties fo:color="#000000" style:font-name="Liberation Serif" fo:font-size="12pt" fo:font-weight="bold" officeooo:paragraph-rsid="00117c1b" style:font-name-asian="Noto Sans Mono CJK SC" style:font-size-asian="12pt" style:font-weight-asian="bold" style:font-name-complex="Liberation Mono" style:font-size-complex="12pt" style:font-weight-complex="bold"/>
    </style:style>
    <style:style style:name="P3" style:family="paragraph" style:parent-style-name="Heading_20_3">
      <style:paragraph-properties fo:margin-top="0in" fo:margin-bottom="0in" loext:contextual-spacing="false" fo:line-height="115%"/>
      <style:text-properties officeooo:paragraph-rsid="0004f744"/>
    </style:style>
    <style:style style:name="P4" style:family="paragraph" style:parent-style-name="Heading_20_3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5" style:family="paragraph" style:parent-style-name="Preformatted_20_Text">
      <style:paragraph-properties fo:margin-top="0in" fo:margin-bottom="0in" loext:contextual-spacing="false" fo:line-height="115%"/>
      <style:text-properties officeooo:paragraph-rsid="0004f744"/>
    </style:style>
    <style:style style:name="P6" style:family="paragraph" style:parent-style-name="Preformatted_20_Text">
      <style:paragraph-properties fo:margin-top="0in" fo:margin-bottom="0in" loext:contextual-spacing="false" fo:line-height="115%"/>
      <style:text-properties officeooo:paragraph-rsid="000f1c18"/>
    </style:style>
    <style:style style:name="P7" style:family="paragraph" style:parent-style-name="Preformatted_20_Text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8" style:family="paragraph" style:parent-style-name="Preformatted_20_Text">
      <style:paragraph-properties fo:margin-top="0in" fo:margin-bottom="0in" loext:contextual-spacing="false" fo:line-height="115%"/>
      <style:text-properties fo:color="#004e38" style:font-name="Liberation Serif" fo:font-size="12pt" style:font-size-asian="12pt" style:font-size-complex="12pt"/>
    </style:style>
    <style:style style:name="P9" style:family="paragraph" style:parent-style-name="Preformatted_20_Text">
      <style:paragraph-properties fo:margin-top="0in" fo:margin-bottom="0in" loext:contextual-spacing="false" fo:line-height="115%"/>
      <style:text-properties fo:color="#0b6423" style:font-name="Liberation Serif"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style:font-name="Liberation Serif" fo:font-size="16pt" fo:font-weight="bold" officeooo:rsid="000381a4" officeooo:paragraph-rsid="000381a4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381a4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rsid="000381a4" officeooo:paragraph-rsid="000fc1c6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officeooo:paragraph-rsid="0004f744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15%"/>
      <style:text-properties style:font-name="Liberation Serif" fo:font-size="12pt" fo:font-style="italic" officeooo:paragraph-rsid="000fc1c6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top="0in" fo:margin-bottom="0in" loext:contextual-spacing="false" fo:line-height="115%"/>
      <style:text-properties officeooo:paragraph-rsid="000381a4"/>
    </style:style>
    <style:style style:name="P16" style:family="paragraph" style:parent-style-name="Standard">
      <style:paragraph-properties fo:margin-top="0in" fo:margin-bottom="0in" loext:contextual-spacing="false" fo:line-height="115%"/>
      <style:text-properties officeooo:paragraph-rsid="0004f744"/>
    </style:style>
    <style:style style:name="P17" style:family="paragraph" style:parent-style-name="Standard">
      <style:paragraph-properties fo:margin-top="0in" fo:margin-bottom="0in" loext:contextual-spacing="false" fo:line-height="115%"/>
      <style:text-properties officeooo:paragraph-rsid="000ed4f0"/>
    </style:style>
    <style:style style:name="P18" style:family="paragraph" style:parent-style-name="Standard">
      <style:paragraph-properties fo:margin-top="0in" fo:margin-bottom="0in" loext:contextual-spacing="false" fo:line-height="115%"/>
      <style:text-properties officeooo:paragraph-rsid="000f1c18"/>
    </style:style>
    <style:style style:name="P19" style:family="paragraph" style:parent-style-name="Standard">
      <style:paragraph-properties fo:margin-top="0in" fo:margin-bottom="0in" loext:contextual-spacing="false" fo:line-height="115%"/>
      <style:text-properties officeooo:paragraph-rsid="00104db4"/>
    </style:style>
    <style:style style:name="P20" style:family="paragraph" style:parent-style-name="Table_20_Contents">
      <style:paragraph-properties fo:margin-top="0in" fo:margin-bottom="0in" loext:contextual-spacing="false" fo:line-height="115%"/>
    </style:style>
    <style:style style:name="P21" style:family="paragraph" style:parent-style-name="Table_20_Contents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2" style:family="paragraph" style:parent-style-name="Table_20_Heading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P23" style:family="paragraph" style:parent-style-name="Text_20_body">
      <style:paragraph-properties fo:margin-top="0in" fo:margin-bottom="0in" loext:contextual-spacing="false" fo:line-height="115%"/>
      <style:text-properties officeooo:paragraph-rsid="0004f744"/>
    </style:style>
    <style:style style:name="P24" style:family="paragraph" style:parent-style-name="Standard">
      <style:paragraph-properties fo:margin-top="0in" fo:margin-bottom="0in" loext:contextual-spacing="false" fo:line-height="115%"/>
      <style:text-properties fo:color="#00ff00" style:font-name="Liberation Serif" fo:font-size="12pt" fo:font-weight="bold" officeooo:paragraph-rsid="0004f744" style:font-size-asian="12pt" style:font-weight-asian="bold" style:font-size-complex="12pt" style:font-weight-complex="bold"/>
    </style:style>
    <style:style style:name="P25" style:family="paragraph" style:parent-style-name="Text_20_body" style:list-style-name="L1">
      <style:paragraph-properties fo:margin-top="0in" fo:margin-bottom="0in" loext:contextual-spacing="false" fo:line-height="115%"/>
    </style:style>
    <style:style style:name="P26" style:family="paragraph" style:parent-style-name="Text_20_body" style:list-style-name="L1">
      <style:paragraph-properties fo:margin-top="0in" fo:margin-bottom="0in" loext:contextual-spacing="false" fo:line-height="115%"/>
      <style:text-properties style:font-name="Liberation Serif" fo:font-size="12pt" style:font-size-asian="12pt" style:font-size-complex="12pt"/>
    </style:style>
    <style:style style:name="T1" style:family="text">
      <style:text-properties fo:font-weight="bold" officeooo:rsid="000fc1c6" style:font-weight-asian="bold" style:font-weight-complex="bold"/>
    </style:style>
    <style:style style:name="T2" style:family="text">
      <style:text-properties fo:color="#c9211e" style:font-name="Liberation Seri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ff00"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000000" style:font-name="Liberation Serif" fo:font-size="12pt" fo:font-weight="normal" officeooo:rsid="000ed4f0" style:font-size-asian="12pt" style:font-weight-asian="normal" style:font-size-complex="12pt" style:font-weight-complex="normal"/>
    </style:style>
    <style:style style:name="T6" style:family="text">
      <style:text-properties fo:color="#000000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Liberation Serif" fo:font-size="12pt" fo:font-weight="bold" officeooo:rsid="000ed4f0" style:font-size-asian="12pt" style:font-weight-asian="bold" style:font-size-complex="12pt" style:font-weight-complex="bold"/>
    </style:style>
    <style:style style:name="T9" style:family="text">
      <style:text-properties fo:color="#000000" style:font-name="Liberation Serif" fo:font-size="12pt" style:font-size-asian="12pt" style:font-size-complex="12pt"/>
    </style:style>
    <style:style style:name="T10" style:family="text">
      <style:text-properties fo:color="#000000" style:font-name="Liberation Serif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style:text-underline-style="solid" style:text-underline-width="auto" style:text-underline-color="font-color" fo:font-weight="normal" officeooo:rsid="000f1c18" style:font-size-asian="12pt" style:font-weight-asian="normal" style:font-size-complex="12pt" style:font-weight-complex="normal"/>
    </style:style>
    <style:style style:name="T1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0381a4" style:font-size-asian="12pt" style:font-size-complex="12pt"/>
    </style:style>
    <style:style style:name="T15" style:family="text">
      <style:text-properties style:font-name="Liberation Serif" fo:font-size="12pt" officeooo:rsid="00061bcd" style:font-size-asian="12pt" style:font-size-complex="12pt"/>
    </style:style>
    <style:style style:name="T16" style:family="text">
      <style:text-properties style:font-name="Liberation Serif" fo:font-size="12pt" officeooo:rsid="00104db4" style:font-size-asian="12pt" style:font-size-complex="12pt"/>
    </style:style>
    <style:style style:name="T1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8" style:family="text">
      <style:text-properties style:font-name="Liberation Serif" fo:font-size="12pt" fo:font-weight="bold" officeooo:rsid="000381a4" style:font-size-asian="12pt" style:font-weight-asian="bold" style:font-size-complex="12pt" style:font-weight-complex="bold"/>
    </style:style>
    <style:style style:name="T19" style:family="text">
      <style:text-properties style:font-name="Liberation Serif" fo:font-size="12pt" fo:font-weight="bold" officeooo:rsid="00061bcd" style:font-size-asian="12pt" style:font-weight-asian="bold" style:font-size-complex="12pt" style:font-weight-complex="bold"/>
    </style:style>
    <style:style style:name="T20" style:family="text">
      <style:text-properties style:font-name="Liberation Serif" fo:font-size="12pt" fo:font-weight="bold" officeooo:rsid="000fc1c6" style:font-size-asian="12pt" style:font-weight-asian="bold" style:font-size-complex="12pt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00fc1c6"/>
    </style:style>
    <style:style style:name="T23" style:family="text">
      <style:text-properties fo:color="#0000ff" style:font-name="Liberation Serif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0000ff" style:font-name="Liberation Serif" fo:font-size="12pt" fo:font-weight="bold" officeooo:rsid="000381a4" style:font-size-asian="12pt" style:font-weight-asian="bold" style:font-size-complex="12pt" style:font-weight-complex="bold"/>
    </style:style>
    <style:style style:name="T25" style:family="text">
      <style:text-properties fo:color="#0b6423" style:font-name="Liberation Serif" fo:font-size="12pt" fo:font-weight="normal" style:font-size-asian="12pt" style:font-weight-asian="normal" style:font-size-complex="12pt" style:font-weight-complex="normal"/>
    </style:style>
    <style:style style:name="T26" style:family="text">
      <style:text-properties fo:color="#004e38" style:font-name="Liberation Serif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4e38" style:font-name="Liberation Serif" fo:font-size="12pt" fo:font-weight="normal" officeooo:rsid="000f1c18" style:font-size-asian="12pt" style:font-weight-asian="normal" style:font-size-complex="12pt" style:font-weight-complex="normal"/>
    </style:style>
    <style:style style:name="T28" style:family="text">
      <style:text-properties officeooo:rsid="00117c1b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oogletest documentation</text:p>
      <text:p text:style-name="P11"/>
      <text:p text:style-name="P19"><text:span text:style-name="T16">source - </text:span><text:a xlink:type="simple" xlink:href="https://github.com/google/googletest/blob/master/googletest/docs/primer.md" text:style-name="Internet_20_link" text:visited-style-name="Visited_20_Internet_20_Link"><text:span text:style-name="T16">https://github.com/google/googletest/blob/master/googletest/docs/primer.md</text:span></text:a></text:p>
      <text:p text:style-name="P11"/>
      <text:p text:style-name="P12"><text:span text:style-name="Emphasis"><text:span text:style-name="T22">G</text:span></text:span><text:span text:style-name="Emphasis"><text:span text:style-name="T21">oogletest </text:span></text:span><text:span text:style-name="Emphasis"><text:span text:style-name="T22">terms:</text:span></text:span></text:p>
      <text:p text:style-name="P15"><text:span text:style-name="Emphasis"><text:span text:style-name="T14">- </text:span></text:span><text:span text:style-name="Emphasis"><text:span text:style-name="T24">Test Case</text:span></text:span><text:span text:style-name="Emphasis"><text:span text:style-name="T18"> </text:span></text:span><text:span text:style-name="Emphasis"><text:span text:style-name="T14">- grouped</text:span></text:span><text:span text:style-name="Emphasis"><text:span text:style-name="T13"> related tests – </text:span></text:span><text:span text:style-name="Emphasis"><text:span text:style-name="T14">synonym to Test Suite</text:span></text:span></text:p>
      <text:p text:style-name="P15"><text:span text:style-name="Emphasis"><text:span text:style-name="T13">- </text:span></text:span><text:span text:style-name="Emphasis"><text:span text:style-name="T23">TEST() </text:span></text:span><text:span text:style-name="Emphasis"><text:span text:style-name="T13">- Exercise a particular program path with specific input values and verify the results</text:span></text:span></text:p>
      <text:p text:style-name="P15"><text:span text:style-name="Emphasis"><text:span text:style-name="T13"/></text:span></text:p>
      <text:p text:style-name="P14"><text:span text:style-name="Emphasis"><text:span text:style-name="T1">ASSERTIONS:</text:span></text:span></text:p>
      <text:p text:style-name="P16"><text:span text:style-name="Emphasis"><text:span text:style-name="T13">- googletest assertions are macros that resemble function calls.</text:span></text:span></text:p>
      <text:p text:style-name="P16"><text:span text:style-name="Emphasis"><text:span text:style-name="T13">- </text:span></text:span><text:span text:style-name="Emphasis"><text:span text:style-name="Source_20_Text"><text:span text:style-name="T23">ASSERT_*</text:span></text:span></text:span><text:span text:style-name="Emphasis"><text:span text:style-name="T23"> </text:span></text:span><text:span text:style-name="Emphasis"><text:span text:style-name="T13">versions generate fatal failures when they fail, and </text:span></text:span><text:span text:style-name="Emphasis"><text:span text:style-name="Strong_20_Emphasis"><text:span text:style-name="T13">abort the current function</text:span></text:span></text:span><text:span text:style-name="Emphasis"><text:span text:style-name="T13">. you should use </text:span></text:span><text:span text:style-name="Source_20_Text"><text:span text:style-name="T13">ASSERT_*</text:span></text:span><text:span text:style-name="Emphasis"><text:span text:style-name="T13"> if it doesn't make sense to continue when the assertion in question fails.</text:span></text:span></text:p>
      <text:p text:style-name="P16"><text:span text:style-name="Emphasis"><text:span text:style-name="T13">- </text:span></text:span><text:span text:style-name="Emphasis"><text:span text:style-name="Source_20_Text"><text:span text:style-name="T23">EXPECT_*</text:span></text:span></text:span><text:span text:style-name="Emphasis"><text:span text:style-name="T23"> </text:span></text:span><text:span text:style-name="Emphasis"><text:span text:style-name="T13">versions generate nonfatal failures, which don't abort the current function. Usually </text:span></text:span><text:span text:style-name="Emphasis"><text:span text:style-name="Source_20_Text"><text:span text:style-name="T13">EXPECT_*</text:span></text:span></text:span><text:span text:style-name="Emphasis"><text:span text:style-name="T13"> are preferred, as they allow more than one failure to be reported in a test. However,</text:span></text:span></text:p>
      <text:p text:style-name="P16"><text:span text:style-name="Emphasis"><text:span text:style-name="T13">- </text:span></text:span><text:span text:style-name="Emphasis"><text:span text:style-name="T19">provi</text:span></text:span><text:span text:style-name="Emphasis"><text:span text:style-name="T20">d</text:span></text:span><text:span text:style-name="Emphasis"><text:span text:style-name="T19">ing a custom failure message</text:span></text:span><text:span text:style-name="Emphasis"><text:span text:style-name="T15"> - </text:span></text:span><text:span text:style-name="Emphasis"><text:span text:style-name="T13">simply stream it into the macro using the </text:span></text:span><text:span text:style-name="Emphasis"><text:span text:style-name="Source_20_Text"><text:span text:style-name="T13">&lt;&lt;</text:span></text:span></text:span><text:span text:style-name="Emphasis"><text:span text:style-name="T13"> operator or a sequence of such operators. </text:span></text:span><text:span text:style-name="Emphasis"><text:span text:style-name="T15">Example:</text:span></text:span></text:p>
      <text:p text:style-name="P16"><text:span text:style-name="Emphasis"><text:span text:style-name="T16"/></text:span></text:p>
      <text:p text:style-name="P5"><text:span text:style-name="Emphasis"><text:span text:style-name="T13"><text:tab/></text:span></text:span><text:span text:style-name="Emphasis"><text:span text:style-name="T26">ASSERT_EQ(x.size(), y.size()) &lt;&lt; "Vectors x and y are of unequal length";</text:span></text:span></text:p>
      <text:p text:style-name="P7"/>
      <text:p text:style-name="P8"><text:tab/>for (int i = 0; i &lt; x.size(); ++i) {</text:p>
      <text:p text:style-name="P8"><text:tab/> <text:s/>EXPECT_EQ(x[i], y[i]) &lt;&lt; "Vectors x and y differ at index " &lt;&lt; i;</text:p>
      <text:p text:style-name="P8"><text:tab/>}</text:p>
      <text:p text:style-name="P8"/>
      <text:h text:style-name="P3" text:outline-level="3"><text:span text:style-name="Emphasis"><text:span text:style-name="T13">Basic Assertions</text:span></text:span></text:h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Fatal assertion</text:p>
            </table:table-cell>
            <table:table-cell table:style-name="Table1.A1" office:value-type="string">
              <text:p text:style-name="P22">Nonfatal assertion</text:p>
            </table:table-cell>
            <table:table-cell table:style-name="Table1.A1" office:value-type="string">
              <text:p text:style-name="P22">Verifies</text:p>
            </table:table-cell>
          </table:table-row>
        </table:table-header-rows>
        <table:table-row>
          <table:table-cell table:style-name="Table1.A1" office:value-type="string">
            <text:p text:style-name="P20"><text:span text:style-name="Source_20_Text"><text:span text:style-name="T13">ASSER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EXPECT_TRU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condition</text:span></text:span><text:span text:style-name="T13"> is true</text:span></text:p>
          </table:table-cell>
        </table:table-row>
        <table:table-row>
          <table:table-cell table:style-name="Table1.A1" office:value-type="string">
            <text:p text:style-name="P20"><text:span text:style-name="Source_20_Text"><text:span text:style-name="T13">ASSER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EXPECT_FALSE(condition);</text:span></text:span></text:p>
          </table:table-cell>
          <table:table-cell table:style-name="Table1.A1" office:value-type="string">
            <text:p text:style-name="P20"><text:span text:style-name="Source_20_Text"><text:span text:style-name="T13">condition</text:span></text:span><text:span text:style-name="T13"> is false</text:span></text:p>
          </table:table-cell>
        </table:table-row>
      </table:table>
      <text:p text:style-name="P13"/>
      <text:h text:style-name="P4" text:outline-level="3"><text:bookmark text:name="user-content-binary-comparison"/>Binary Comparison</text:h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2">Fatal assertion</text:p>
            </table:table-cell>
            <table:table-cell table:style-name="Table2.A1" office:value-type="string">
              <text:p text:style-name="P22">Nonfatal assertion</text:p>
            </table:table-cell>
            <table:table-cell table:style-name="Table2.A1" office:value-type="string">
              <text:p text:style-name="P22">Verifies</text:p>
            </table:table-cell>
          </table:table-row>
        </table:table-header-rows>
        <table:table-row>
          <table:table-cell table:style-name="Table2.A1" office:value-type="string">
            <text:p text:style-name="P20"><text:span text:style-name="Source_20_Text"><text:span text:style-name="T13">ASSER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EQ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=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N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!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L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l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L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lt;=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GT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gt; val2</text:span></text:span></text:p>
          </table:table-cell>
        </table:table-row>
        <table:table-row>
          <table:table-cell table:style-name="Table2.A1" office:value-type="string">
            <text:p text:style-name="P20"><text:span text:style-name="Source_20_Text"><text:span text:style-name="T13">ASSER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EXPECT_GE(val1, val2);</text:span></text:span></text:p>
          </table:table-cell>
          <table:table-cell table:style-name="Table2.A1" office:value-type="string">
            <text:p text:style-name="P20"><text:span text:style-name="Source_20_Text"><text:span text:style-name="T13">val1 &gt;= val2</text:span></text:span></text:p>
          </table:table-cell>
        </table:table-row>
      </table:table>
      <text:p text:style-name="P13"/>
      <text:p text:style-name="P16"><text:span text:style-name="T13">These assertions can work with </text:span><text:span text:style-name="T17">a user-defined type</text:span><text:span text:style-name="T13">, but only if you define the corresponding comparison operator (e.g., </text:span><text:span text:style-name="Source_20_Text"><text:span text:style-name="T13">==</text:span></text:span><text:span text:style-name="T13"> or </text:span><text:span text:style-name="Source_20_Text"><text:span text:style-name="T13">&lt;</text:span></text:span><text:span text:style-name="T13">). Since this is </text:span><text:span text:style-name="T2">discouraged</text:span><text:span text:style-name="T13"> by the Google C++ Style Guide, you </text:span><text:soft-page-break/><text:span text:style-name="T13">may need to use </text:span><text:span text:style-name="Source_20_Text"><text:span text:style-name="T3">ASSERT_TRUE()</text:span></text:span><text:span text:style-name="T13"> or </text:span><text:span text:style-name="Source_20_Text"><text:span text:style-name="T3">EXPECT_TRUE()</text:span></text:span><text:span text:style-name="T13"> to assert the equality of two objects of a user-defined type.</text:span></text:p>
      <text:p text:style-name="P13"/>
      <text:p text:style-name="P23"><text:span text:style-name="T13">However, when possible, </text:span><text:span text:style-name="Source_20_Text"><text:span text:style-name="T3">ASSERT_EQ(actual, expected)</text:span></text:span><text:span text:style-name="T3"> </text:span><text:span text:style-name="T13">is preferred to </text:span><text:span text:style-name="Source_20_Text"><text:span text:style-name="T2">ASSERT_TRUE(actual == expected)</text:span></text:span><text:span text:style-name="T13">, since it tells you </text:span><text:span text:style-name="Source_20_Text"><text:span text:style-name="T13">actual</text:span></text:span><text:span text:style-name="T13"> and </text:span><text:span text:style-name="Source_20_Text"><text:span text:style-name="T13">expected</text:span></text:span><text:span text:style-name="T13">'s values on failure.</text:span></text:p>
      <text:p text:style-name="P16"><text:span text:style-name="Source_20_Text"><text:span text:style-name="T13"/></text:span></text:p>
      <text:p text:style-name="P16"><text:span text:style-name="Source_20_Text"><text:span text:style-name="T2">ASSERT_EQ()</text:span></text:span><text:span text:style-name="T2"> </text:span><text:span text:style-name="T13">does </text:span><text:span text:style-name="T17">pointer equality on pointers.</text:span><text:span text:style-name="T13"> If used on two C strings, it tests if they are in </text:span><text:span text:style-name="T17">the same memory location</text:span><text:span text:style-name="T13">, not if they have the same value. Therefore, if you want to compare C strings (e.g. </text:span><text:span text:style-name="Source_20_Text"><text:span text:style-name="T13">const char*</text:span></text:span><text:span text:style-name="T13">) by value, use </text:span><text:span text:style-name="Source_20_Text"><text:span text:style-name="T3">ASSERT_STREQ()</text:span></text:span><text:span text:style-name="T13">, which will be described later on. In particular, to assert that a C string is </text:span><text:span text:style-name="Source_20_Text"><text:span text:style-name="T13">NULL</text:span></text:span><text:span text:style-name="T13">, use </text:span><text:span text:style-name="Source_20_Text"><text:span text:style-name="T3">ASSERT_STREQ(c_string, NULL)</text:span></text:span><text:span text:style-name="T3">.</text:span><text:span text:style-name="T13"> Consider using </text:span><text:span text:style-name="Source_20_Text"><text:span text:style-name="T3">ASSERT_EQ(c_string, nullptr)</text:span></text:span><text:span text:style-name="T13"> if c++11 is supported. To compare two </text:span><text:span text:style-name="Source_20_Text"><text:span text:style-name="T13">string</text:span></text:span><text:span text:style-name="T13"> objects, you should use </text:span><text:span text:style-name="Source_20_Text"><text:span text:style-name="T3">ASSERT_EQ</text:span></text:span><text:span text:style-name="T3">.</text:span></text:p>
      <text:p text:style-name="P24"/>
      <text:p text:style-name="P16"><text:span text:style-name="Source_20_Text"><text:span text:style-name="T4">When doing </text:span></text:span><text:span text:style-name="Source_20_Text"><text:span text:style-name="T7">pointer comparisons</text:span></text:span><text:span text:style-name="Source_20_Text"><text:span text:style-name="T4"> use </text:span></text:span><text:span text:style-name="Source_20_Text"><text:span text:style-name="T3">*_EQ(ptr, nullptr)</text:span></text:span><text:span text:style-name="Source_20_Text"><text:span text:style-name="T4"> and </text:span></text:span><text:span text:style-name="Source_20_Text"><text:span text:style-name="T3">*_NE(ptr, nullptr)</text:span></text:span><text:span text:style-name="Source_20_Text"><text:span text:style-name="T4"> instead of </text:span></text:span><text:span text:style-name="Source_20_Text"><text:span text:style-name="T2">*_EQ(ptr, NULL)</text:span></text:span><text:span text:style-name="Source_20_Text"><text:span text:style-name="T4"> and </text:span></text:span><text:span text:style-name="Source_20_Text"><text:span text:style-name="T2">*_NE(ptr, NULL)</text:span></text:span><text:span text:style-name="Source_20_Text"><text:span text:style-name="T4">. This is because nullptr is typed, while NULL is not.</text:span></text:span></text:p>
      <text:p text:style-name="P16"><text:span text:style-name="Source_20_Text"><text:span text:style-name="T4"/></text:span></text:p>
      <text:p text:style-name="P16"><text:span text:style-name="Source_20_Text"><text:span text:style-name="T4">If you're working with </text:span></text:span><text:span text:style-name="Source_20_Text"><text:span text:style-name="T7">floating point numbers</text:span></text:span><text:span text:style-name="Source_20_Text"><text:span text:style-name="T4">, you may want to </text:span></text:span><text:span text:style-name="Source_20_Text"><text:span text:style-name="T7">use the floating point variations of some of these macros</text:span></text:span><text:span text:style-name="Source_20_Text"><text:span text:style-name="T4"> in order to avoid problems caused by rounding.</text:span></text:span></text:p>
      <text:p text:style-name="P16"><text:span text:style-name="Source_20_Text"><text:span text:style-name="T4"/></text:span></text:p>
      <text:h text:style-name="P3" text:outline-level="3"><text:bookmark text:name="user-content-string-comparison"/><text:span text:style-name="Source_20_Text"><text:span text:style-name="T7">String Comparison</text:span></text:span></text:h>
      <text:p text:style-name="P16"><text:span text:style-name="Source_20_Text"><text:span text:style-name="T4">The assertions in this group compare two </text:span></text:span><text:span text:style-name="Source_20_Text"><text:span text:style-name="Strong_20_Emphasis"><text:span text:style-name="T9">C strings</text:span></text:span></text:span><text:span text:style-name="Source_20_Text"><text:span text:style-name="T4">. If you want </text:span></text:span><text:span text:style-name="Source_20_Text"><text:span text:style-name="T7">to compare two string objects,</text:span></text:span><text:span text:style-name="Source_20_Text"><text:span text:style-name="T4"> use </text:span></text:span><text:span text:style-name="Source_20_Text"><text:span text:style-name="T3">EXPECT_EQ, EXPECT_NE,</text:span></text:span><text:span text:style-name="Source_20_Text"><text:span text:style-name="T4"> and etc instead.</text:span></text:span></text:p>
      <text:p text:style-name="P16"><text:span text:style-name="Source_20_Text"><text:span text:style-name="T4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2">Fatal assertion</text:p>
            </table:table-cell>
            <table:table-cell table:style-name="Table3.A1" office:value-type="string">
              <text:p text:style-name="P22">Nonfatal assertion</text:p>
            </table:table-cell>
            <table:table-cell table:style-name="Table3.A1" office:value-type="string">
              <text:p text:style-name="P22">Verifies</text:p>
            </table:table-cell>
          </table:table-row>
        </table:table-header-rows>
        <table:table-row>
          <table:table-cell table:style-name="Table3.A1" office:value-type="string">
            <text:p text:style-name="P20"><text:span text:style-name="Source_20_Text"><text:span text:style-name="T13">ASSERT_STREQ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EQ(str1,str2);</text:span></text:span></text:p>
          </table:table-cell>
          <table:table-cell table:style-name="Table3.A1" office:value-type="string">
            <text:p text:style-name="P21">the two C strings have the same content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NE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NE(str1,str2);</text:span></text:span></text:p>
          </table:table-cell>
          <table:table-cell table:style-name="Table3.A1" office:value-type="string">
            <text:p text:style-name="P21">the two C strings have different contents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CASEEQ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CASEEQ(str1,str2);</text:span></text:span></text:p>
          </table:table-cell>
          <table:table-cell table:style-name="Table3.A1" office:value-type="string">
            <text:p text:style-name="P21">the two C strings have the same content, ignoring case</text:p>
          </table:table-cell>
        </table:table-row>
        <table:table-row>
          <table:table-cell table:style-name="Table3.A1" office:value-type="string">
            <text:p text:style-name="P20"><text:span text:style-name="Source_20_Text"><text:span text:style-name="T13">ASSERT_STRCASENE(str1,str2);</text:span></text:span></text:p>
          </table:table-cell>
          <table:table-cell table:style-name="Table3.A1" office:value-type="string">
            <text:p text:style-name="P20"><text:span text:style-name="Source_20_Text"><text:span text:style-name="T13">EXPECT_STRCASENE(str1,str2);</text:span></text:span></text:p>
          </table:table-cell>
          <table:table-cell table:style-name="Table3.A1" office:value-type="string">
            <text:p text:style-name="P21">the two C strings have different contents, ignoring case</text:p>
          </table:table-cell>
        </table:table-row>
      </table:table>
      <text:p text:style-name="P16"><text:span text:style-name="Source_20_Text"><text:span text:style-name="T4"/></text:span></text:p>
      <text:p text:style-name="P16"><text:span text:style-name="Source_20_Text"><text:span text:style-name="T4">Note that </text:span></text:span><text:span text:style-name="Source_20_Text"><text:span text:style-name="T7">"CASE"</text:span></text:span><text:span text:style-name="Source_20_Text"><text:span text:style-name="T4"> in an assertion name means that </text:span></text:span><text:span text:style-name="Source_20_Text"><text:span text:style-name="T7">case is ignored</text:span></text:span><text:span text:style-name="Source_20_Text"><text:span text:style-name="T4">. A NULL pointer and an empty string are considered </text:span></text:span><text:span text:style-name="Source_20_Text"><text:span text:style-name="Emphasis"><text:span text:style-name="T4">different</text:span></text:span></text:span><text:span text:style-name="Source_20_Text"><text:span text:style-name="T4">.</text:span></text:span></text:p>
      <text:p text:style-name="P16"><text:span text:style-name="Source_20_Text"><text:span text:style-name="T4"/></text:span></text:p>
      <text:h text:style-name="P2" text:outline-level="2"><text:span text:style-name="Source_20_Text"><text:span text:style-name="T28">SIMPLE TEST</text:span></text:span></text:h>
      <text:p text:style-name="P23"><text:span text:style-name="Source_20_Text"><text:span text:style-name="T12"/></text:span></text:p>
      <text:p text:style-name="P23"><text:span text:style-name="Source_20_Text"><text:span text:style-name="T10">To create a test:</text:span></text:span></text:p>
      <text:list xml:id="list2883252476" text:style-name="L1">
        <text:list-item>
          <text:p text:style-name="P25"><text:span text:style-name="T13">Use the </text:span><text:span text:style-name="Source_20_Text"><text:span text:style-name="T23">TEST()</text:span></text:span><text:span text:style-name="T23"> </text:span><text:span text:style-name="T13">macro to define and name a test function. These are ordinary C++ functions that don't return a value. </text:span></text:p>
        </text:list-item>
        <text:list-item>
          <text:p text:style-name="P26">In this function, along with any valid C++ statements you want to include, use the various googletest assertions to check values. </text:p>
        </text:list-item>
        <text:list-item>
          <text:p text:style-name="P26"><text:soft-page-break/>The test's result is determined by the assertions; if any assertion in the test fails (either fatally or non-fatally), or if the test crashes, the entire test fails. Otherwise, it succeeds. </text:p>
        </text:list-item>
      </text:list>
      <text:p text:style-name="P5"><text:span text:style-name="Source_20_Text"><text:span text:style-name="T12"/></text:span></text:p>
      <text:p text:style-name="P5"><text:span text:style-name="Source_20_Text"><text:span text:style-name="T25"><text:tab/>TEST(TestSuiteName, TestName) {</text:span></text:span></text:p>
      <text:p text:style-name="P9"><text:tab/> <text:s/>... test body ...</text:p>
      <text:p text:style-name="P9"><text:tab/>}</text:p>
      <text:p text:style-name="P17"><text:span text:style-name="Source_20_Text"><text:span text:style-name="T4"/></text:span></text:p>
      <text:p text:style-name="P17"><text:span text:style-name="Source_20_Text"><text:span text:style-name="T4">Both names </text:span></text:span><text:span text:style-name="Source_20_Text"><text:span text:style-name="T5">for </text:span></text:span><text:span text:style-name="Source_20_Text"><text:span text:style-name="T8">TestSuiteName</text:span></text:span><text:span text:style-name="Source_20_Text"><text:span text:style-name="T5"> and </text:span></text:span><text:span text:style-name="Source_20_Text"><text:span text:style-name="T8">TestName</text:span></text:span><text:span text:style-name="Source_20_Text"><text:span text:style-name="T5"> </text:span></text:span><text:span text:style-name="Source_20_Text"><text:span text:style-name="T4">must be valid C++ identifiers, and they </text:span></text:span><text:span text:style-name="Source_20_Text"><text:span text:style-name="T2">should not contain any underscores (_)</text:span></text:span><text:span text:style-name="Source_20_Text"><text:span text:style-name="T4">. A test's </text:span></text:span><text:span text:style-name="Source_20_Text"><text:span text:style-name="Emphasis"><text:span text:style-name="T4">full name</text:span></text:span></text:span><text:span text:style-name="Source_20_Text"><text:span text:style-name="T4"> consists of its containing test suite and its individual name. Tests from different test suites can have the same individual name</text:span></text:span></text:p>
      <text:p text:style-name="P17"><text:span text:style-name="Source_20_Text"><text:span text:style-name="T4"/></text:span></text:p>
      <text:p text:style-name="P18"><text:span text:style-name="Source_20_Text"><text:span text:style-name="T11">Example:</text:span></text:span></text:p>
      <text:p text:style-name="P6"><text:span text:style-name="Source_20_Text"><text:span text:style-name="T6"/></text:span></text:p>
      <text:p text:style-name="P6"><text:span text:style-name="Source_20_Text"><text:span text:style-name="T27">int Factorial(int n); <text:s/>// Returns the factorial of n</text:span></text:span></text:p>
      <text:p text:style-name="P18"><text:span text:style-name="Source_20_Text"><text:span text:style-name="T6"/></text:span></text:p>
      <text:p text:style-name="P18"><text:span text:style-name="Source_20_Text"><text:span text:style-name="T6">A test suite for this function might look like:</text:span></text:span></text:p>
      <text:p text:style-name="P18"><text:span text:style-name="Source_20_Text"><text:span text:style-name="T6"/></text:span></text:p>
      <text:p text:style-name="P6"><text:span text:style-name="Source_20_Text"><text:span text:style-name="T27">// Tests factorial of 0.</text:span></text:span></text:p>
      <text:p text:style-name="P8">TEST(FactorialTest, HandlesZeroInput) {</text:p>
      <text:p text:style-name="P8"><text:s text:c="2"/>EXPECT_EQ(Factorial(0), 1);</text:p>
      <text:p text:style-name="P8">}</text:p>
      <text:p text:style-name="P8"/>
      <text:p text:style-name="P7">// Tests factorial of positive numbers.</text:p>
      <text:p text:style-name="P8">TEST(FactorialTest, HandlesPositiveInput) {</text:p>
      <text:p text:style-name="P8"><text:s text:c="2"/>EXPECT_EQ(Factorial(1), 1);</text:p>
      <text:p text:style-name="P8"><text:s text:c="2"/>EXPECT_EQ(Factorial(2), 2);</text:p>
      <text:p text:style-name="P8"><text:s text:c="2"/>EXPECT_EQ(Factorial(3), 6);</text:p>
      <text:p text:style-name="P8"><text:s text:c="2"/>EXPECT_EQ(Factorial(8), 40320);</text:p>
      <text:p text:style-name="P8">}</text:p>
      <text:p text:style-name="P18"><text:span text:style-name="Source_20_Text"><text:span text:style-name="T2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9:01:52.897998697</meta:creation-date>
    <dc:date>2020-08-13T20:17:47.533457944</dc:date>
    <meta:editing-duration>PT1H5M49S</meta:editing-duration>
    <meta:editing-cycles>14</meta:editing-cycles>
    <meta:generator>LibreOffice/6.4.4.2$Linux_X86_64 LibreOffice_project/40$Build-2</meta:generator>
    <meta:document-statistic meta:table-count="3" meta:image-count="0" meta:object-count="0" meta:page-count="3" meta:paragraph-count="93" meta:word-count="714" meta:character-count="4837" meta:non-whitespace-character-count="4193"/>
  </office:meta>
</office:document-meta>
</file>